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98H05M49.054051001S" calcext:value-type="time">
            <text:p>1698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5H00M27.498S" calcext:value-type="time">
            <text:p>05:00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13H30M26.297S" calcext:value-type="time">
            <text:p>13: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7:58:43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0T14:57:25.810000000</dc:date>
    <meta:editing-duration>P76DT1H47M59S</meta:editing-duration>
    <meta:editing-cycles>2001</meta:editing-cycles>
    <meta:generator>LibreOffice/7.2.6.2$Windows_X86_64 LibreOffice_project/b0ec3a565991f7569a5a7f5d24fed7f52653d754</meta:generator>
    <dc:creator>Benjamin Laws</dc:creator>
    <meta:document-statistic meta:table-count="2" meta:cell-count="2501" meta:object-count="0"/>
  </office:meta>
</office:document-meta>
</file>